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2pt" fo:font-weight="bold" style:font-size-asian="12pt" style:font-weight-asian="bold" style:font-size-complex="12pt" style:font-weight-complex="bold"/>
    </style:style>
    <style:style style:name="P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line-height="150%" fo:text-align="justify" style:justify-single-word="false" fo:text-indent="1.251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 style:family="paragraph" style:parent-style-name="Standard">
      <style:paragraph-properties fo:margin-left="0cm" fo:margin-right="0cm" fo:line-height="150%" fo:text-align="justify" style:justify-single-word="false" fo:text-indent="1.251cm"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margin-left="0cm" fo:margin-right="0cm" fo:line-height="150%" fo:text-align="justify" style:justify-single-word="false" fo:text-indent="1.251cm" style:auto-text-indent="false"/>
      <style:text-properties fo:font-variant="normal" fo:text-transform="none" fo:color="#0000ff"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justify" style:justify-single-word="false" fo:text-indent="1.251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color="#0000ff"/>
    </style:style>
    <style:style style:name="T3"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upo 1: <text:span text:style-name="T1">Chrsytian de Sousa Guth</text:span></text:p>
      <text:p text:style-name="P2"><text:tab/> <text:s text:c="4"/>Lucas Pereira da Silva</text:p>
      <text:p text:style-name="P2"><text:tab/> <text:s text:c="4"/>Renan Oliveira Netto</text:p>
      <text:p text:style-name="P2"/>
      <text:p text:style-name="P1">Problema: </text:p>
      <text:p text:style-name="P3"><text:span text:style-name="T3">You are requested to modify the implementation of EPOS components such that the </text:span><text:span text:style-name="Example"><text:span text:style-name="T3">delete </text:span></text:span><text:span text:style-name="T3">C++ operation preserves system consistency at the same time that it honors the programming language semantics.</text:span></text:p>
      <text:p text:style-name="P3"/>
      <text:p text:style-name="P4">Solução:</text:p>
      <text:p text:style-name="P3">A solução proposta modifica as classes Thread e Synchronizer_Common de forma que, ao ser deletado algum objeto desta classe, a consistência do sistema operacional não seja perdida.</text:p>
      <text:p text:style-name="P3">Para garantir a consistência do sistema caso o sincronizador seja destruído, utilizou-se o atributo _waiting dos objetos da classe Syncrhonizer_Common, criado no exercício anterior. Este atributo representa as threads que foram bloqueados pelo mecanismo de sincronização e, portanto, devem ser liberadas caso o sincronizador seja destruído. Portanto, adicionou-se uma instrução ao destrutor da classe Synchronizer_Common que chama o método wakeup_all da classe Thread passando como parâmetro a fila _waiting do sincronizador. Desta forma, caso ainda existam threads bloqueadas esperando, elas serão liberadas.</text:p>
      <text:p text:style-name="P3">Caso uma thread seja destruída, também deve-se garantir a consistência do sistema operacional. Para isso acrescentamos uma instrução aos métodos wakeup e wakeup_all da classe Thread que verifica se a thread removida da fila passada como parâmetro não é nula antes de chamar seu método resume. Desta forma, caso a thread destruída esteja na fila _waiting de outra thread ou de um sincronizador, seu método resume não será chamado e a consistência do sistema será mantida.</text:p>
      <text:p text:style-name="P3">Outro caso a ser observado é quando uma thread é destruída antes de seu método exit ser executado, ou seja, antes de terminar de executar sua função. Nesse caso, as threads que estariam esperando por ela não seriam acordadas e sua pilha, que seria usada no retorno do método join, seria destruída. Esse caso não foi tratado pela nossa solução. Acreditamos que uma situação desse tipo pode caracterizar um erro de programação e, portanto, o sistema operacional não saberia qual a melhor atitude a ser tomada. Uma possível solução seria efetuar uma análise estática do código para verificar este tipo de situação.</text:p>
      <text:p text:style-name="P3"/>
      <text:p text:style-name="P4">Código modificado na classe Synchronizer_Common</text:p>
      <text:p text:style-name="P4">Método sleep:</text:p>
      <text:p text:style-name="P3"><text:soft-page-break/>void sleep() </text:p>
      <text:p text:style-name="P3"><text:s text:c="4"/>{ </text:p>
      <text:p text:style-name="P3"><text:tab/><text:span text:style-name="T2">/* Chama o método sleep da classe Thread passando como parâmetro </text:span></text:p>
      <text:p text:style-name="P5"><text:tab/> <text:s text:c="3"/>a fila de waiting do sincronizador </text:p>
      <text:p text:style-name="P5"><text:tab/>*/ </text:p>
      <text:p text:style-name="P3"><text:tab/>Thread::sleep(&amp;_waiting); </text:p>
      <text:p text:style-name="P3"><text:s text:c="4"/>}</text:p>
      <text:p text:style-name="P3"/>
      <text:p text:style-name="P4">Método wakeup:</text:p>
      <text:p text:style-name="P3">void wakeup() </text:p>
      <text:p text:style-name="P3"><text:s text:c="4"/>{ </text:p>
      <text:p text:style-name="P3"><text:tab/><text:span text:style-name="T2">/* Chama o método wakeup da classe Thread passando como parâmetro </text:span></text:p>
      <text:p text:style-name="P5"><text:tab/> <text:s text:c="3"/>a fila de waiting do sincronizador </text:p>
      <text:p text:style-name="P5"><text:tab/>*/ </text:p>
      <text:p text:style-name="P3"><text:tab/>Thread::wakeup(&amp;_waiting); </text:p>
      <text:p text:style-name="P3"><text:s text:c="4"/>}</text:p>
      <text:p text:style-name="P3"/>
      <text:p text:style-name="P4">Método wakeup_all:</text:p>
      <text:p text:style-name="P3">void wakeup_all() </text:p>
      <text:p text:style-name="P3"><text:s text:c="4"/>{ </text:p>
      <text:p text:style-name="P3"><text:tab/><text:span text:style-name="T2">/* Chama o método wakeup_all da classe Thread passando como parâmetro </text:span></text:p>
      <text:p text:style-name="P5"><text:tab/> <text:s text:c="3"/>a fila de waiting do sincronizador </text:p>
      <text:p text:style-name="P5"><text:tab/>*/ </text:p>
      <text:p text:style-name="P3"><text:tab/>Thread::wakeup_all(&amp;_waiting); </text:p>
      <text:p text:style-name="P3"><text:s text:c="4"/>}</text:p>
      <text:p text:style-name="P3"/>
      <text:p text:style-name="P4">Código modificado na classe Thread</text:p>
      <text:p text:style-name="P4">Método wakeup:</text:p>
      <text:p text:style-name="P3">void Thread::wakeup(ThreadQueue* q) </text:p>
      <text:p text:style-name="P3">{ </text:p>
      <text:p text:style-name="P3"><text:s text:c="4"/>lock(); </text:p>
      <text:p text:style-name="P5"><text:s text:c="4"/>/* Remove o primeiro elemento da fila q </text:p>
      <text:p text:style-name="P5"><text:tab/>e, caso não seja nulo, </text:p>
      <text:p text:style-name="P5"><text:tab/>chamando seu método resume </text:p>
      <text:p text:style-name="P5"><text:s text:c="4"/>*/ </text:p>
      <text:p text:style-name="P3"><text:soft-page-break/><text:s text:c="4"/>if (!q-&gt;empty()) { </text:p>
      <text:p text:style-name="P3"><text:tab/>Thread * t = q-&gt;remove()-&gt;object(); </text:p>
      <text:p text:style-name="P3"><text:tab/>if (t!=0) </text:p>
      <text:p text:style-name="P3"><text:tab/> <text:s text:c="3"/>t-&gt;resume(); </text:p>
      <text:p text:style-name="P3"><text:s text:c="4"/>} </text:p>
      <text:p text:style-name="P3"><text:s text:c="4"/>unlock(); </text:p>
      <text:p text:style-name="P3">}</text:p>
      <text:p text:style-name="P4">Método wakeup_all:</text:p>
      <text:p text:style-name="P3">void Thread::wakeup_all(ThreadQueue* q) </text:p>
      <text:p text:style-name="P3">{ </text:p>
      <text:p text:style-name="P3"><text:s text:c="4"/>lock(); </text:p>
      <text:p text:style-name="P5"><text:s text:c="4"/>/* Percorre a fila q, </text:p>
      <text:p text:style-name="P5"><text:tab/>removendo cada elemento da fila </text:p>
      <text:p text:style-name="P5"><text:tab/>e, caso não seja nulo,</text:p>
      <text:p text:style-name="P5"><text:tab/>chamando seu método resume </text:p>
      <text:p text:style-name="P5"><text:s text:c="4"/>*/ </text:p>
      <text:p text:style-name="P3"/>
      <text:p text:style-name="P3"><text:s text:c="4"/>while(!q-&gt;empty()) { </text:p>
      <text:p text:style-name="P3"><text:tab/>Thread * t = q-&gt;remove()-&gt;object(); </text:p>
      <text:p text:style-name="P3"><text:tab/>if (t!=0) </text:p>
      <text:p text:style-name="P3"><text:tab/> <text:s text:c="3"/>t-&gt;resume(); </text:p>
      <text:p text:style-name="P3"><text:s text:c="4"/>} </text:p>
      <text:p text:style-name="P3"/>
      <text:p text:style-name="P3"><text:s text:c="4"/>unlock(); </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xample" style:family="text">
      <style:text-properties style:font-name="Droid Sans Mono" style:font-name-asian="WenQuanYi Micro Hei"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2T18:41:53</meta:creation-date>
    <dc:date>2012-10-09T20:50:13</dc:date>
    <meta:editing-duration>PT23M4S</meta:editing-duration>
    <meta:editing-cycles>25</meta:editing-cycles>
    <meta:generator>LibreOffice/3.5$Linux_X86_64 LibreOffice_project/350m1$Build-2</meta:generator>
    <meta:document-statistic meta:table-count="0" meta:image-count="0" meta:object-count="0" meta:page-count="3" meta:paragraph-count="67" meta:word-count="496" meta:character-count="3376" meta:non-whitespace-character-count="2775"/>
  </office:meta>
</office:document-meta>
</file>